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1p medium" svg:font-family="'M+ 1p medium'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2">
          <table:table-cell/>
        </table:table-row>
        <table:table-row table:style-name="ro1">
          <table:table-cell table:formula="of:=440" office:value-type="float" office:value="440" calcext:value-type="float">
            <text:p>440</text:p>
          </table:table-cell>
        </table:table-row>
        <table:table-row table:style-name="ro2">
          <table:table-cell table:formula="of:=osc~([.A2])" office:value-type="string" office:string-value="#NAME?" calcext:value-type="error">
            <text:p>#NAME?</text:p>
          </table:table-cell>
        </table:table-row>
        <table:table-row table:style-name="ro2">
          <table:table-cell table:formula="of:=dac~([.A3])" office:value-type="string" office:string-value="#NAME?" calcext:value-type="error">
            <text:p>#NAME?</text:p>
          </table:table-cell>
        </table:table-row>
        <table:table-row table:style-name="ro2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+ 1p medium" svg:font-family="'M+ 1p medium'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+ 1p medium" style:font-family-asian="'M+ 1p medium'" style:font-style-name-asian="Regular" style:font-pitch-asian="variable" style:language-asian="ja" style:country-asian="JP" style:font-weight-asian="norm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00/00/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23:09:03.739502658</meta:creation-date>
    <dc:title>default-calc</dc:title>
    <meta:editing-duration>P0D</meta:editing-duration>
    <meta:editing-cycles>2</meta:editing-cycles>
    <meta:generator>LibreOffice/4.1.3.2$Linux_X86_64 LibreOffice_project/410m0$Build-2</meta:generator>
    <meta:initial-creator>Kentaro Fukuchi</meta:initial-creator>
    <dc:date>2014-03-18T23:10:07.464061109</dc:date>
    <dc:creator>Kentaro Fukuchi</dc:creator>
    <meta:document-statistic meta:table-count="3" meta:cell-count="3" meta:object-count="0"/>
    <meta:template xlink:type="simple" xlink:actuate="onRequest" xlink:title="default-calc" xlink:href="../../../../.config/libreoffice/4/user/template/default-calc.ots" meta:date="2014-03-18T23:09:02.337713079"/>
  </office:meta>
</office:document-meta>
</file>